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046cm" loext:contextual-spacing="false"/>
      <style:text-properties style:font-name="Raleway" fo:language="cs" fo:country="CZ" officeooo:rsid="0040e7f1" officeooo:paragraph-rsid="0040e7f1"/>
    </style:style>
    <style:style style:name="P2" style:family="paragraph" style:parent-style-name="Standard" style:master-page-name="Standard">
      <style:paragraph-properties fo:text-align="end" style:justify-single-word="false" style:page-number="auto"/>
      <style:text-properties fo:language="cs" fo:country="CZ" officeooo:rsid="000bac6e" officeooo:paragraph-rsid="00109cab"/>
    </style:style>
    <style:style style:name="P3" style:family="paragraph" style:parent-style-name="Text_20_body" style:list-style-name="L1">
      <style:text-properties fo:language="cs" fo:country="CZ"/>
    </style:style>
    <style:style style:name="P4" style:family="paragraph" style:parent-style-name="Text_20_body" style:list-style-name="L1">
      <style:text-properties fo:language="cs" fo:country="CZ" officeooo:paragraph-rsid="0039f079"/>
    </style:style>
    <style:style style:name="P5" style:family="paragraph" style:parent-style-name="Text_20_body" style:list-style-name="L1">
      <style:text-properties fo:language="cs" fo:country="CZ" officeooo:paragraph-rsid="003b4419"/>
    </style:style>
    <style:style style:name="P6" style:family="paragraph" style:parent-style-name="Text_20_body" style:list-style-name="L1">
      <style:text-properties fo:language="cs" fo:country="CZ" officeooo:rsid="003b4419" officeooo:paragraph-rsid="003b4419"/>
    </style:style>
    <style:style style:name="P7" style:family="paragraph" style:parent-style-name="Text_20_body" style:list-style-name="L3">
      <style:text-properties fo:language="cs" fo:country="CZ" officeooo:rsid="003f4963" officeooo:paragraph-rsid="003f4963"/>
    </style:style>
    <style:style style:name="P8" style:family="paragraph" style:parent-style-name="Text_20_body" style:list-style-name="L4">
      <style:text-properties fo:language="cs" fo:country="CZ" officeooo:rsid="003f4963" officeooo:paragraph-rsid="003f4963"/>
    </style:style>
    <style:style style:name="P9" style:family="paragraph" style:parent-style-name="Text_20_body" style:list-style-name="L4">
      <style:text-properties fo:language="cs" fo:country="CZ"/>
    </style:style>
    <style:style style:name="P10" style:family="paragraph" style:parent-style-name="Text_20_body" style:list-style-name="L5">
      <style:text-properties fo:language="cs" fo:country="CZ" officeooo:rsid="002150f0" officeooo:paragraph-rsid="00109cab"/>
    </style:style>
    <style:style style:name="P11" style:family="paragraph" style:parent-style-name="Text_20_body" style:list-style-name="L5">
      <style:text-properties fo:language="cs" fo:country="CZ" officeooo:rsid="002e9671" officeooo:paragraph-rsid="002e9671"/>
    </style:style>
    <style:style style:name="P12" style:family="paragraph" style:parent-style-name="Text_20_body" style:list-style-name="L5">
      <style:paragraph-properties fo:text-align="end" style:justify-single-word="false"/>
      <style:text-properties style:font-name="Raleway" fo:language="cs" fo:country="CZ" officeooo:rsid="002e365d" officeooo:paragraph-rsid="00109cab"/>
    </style:style>
    <style:style style:name="P13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06aaff" officeooo:paragraph-rsid="00109cab"/>
    </style:style>
    <style:style style:name="P14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06aaff" officeooo:paragraph-rsid="0020c759"/>
    </style:style>
    <style:style style:name="P15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3b99f8" officeooo:paragraph-rsid="003b99f8"/>
    </style:style>
    <style:style style:name="P16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officeooo:rsid="003d8dbc" officeooo:paragraph-rsid="003d8dbc"/>
    </style:style>
    <style:style style:name="P17" style:family="paragraph" style:parent-style-name="Text_20_body" style:list-style-name="L4">
      <style:paragraph-properties fo:margin-top="0cm" fo:margin-bottom="0.046cm" loext:contextual-spacing="false"/>
      <style:text-properties style:font-name="Raleway" fo:language="cs" fo:country="CZ" officeooo:rsid="0040e7f1" officeooo:paragraph-rsid="0040e7f1"/>
    </style:style>
    <style:style style:name="P18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fo:font-weight="bold" officeooo:rsid="00462086" officeooo:paragraph-rsid="00462086" style:font-weight-asian="bold" style:font-weight-complex="bold"/>
    </style:style>
    <style:style style:name="P19" style:family="paragraph" style:parent-style-name="Text_20_body" style:list-style-name="L2">
      <style:paragraph-properties fo:margin-top="0cm" fo:margin-bottom="0.046cm" loext:contextual-spacing="false"/>
      <style:text-properties style:font-name="Raleway" fo:language="cs" fo:country="CZ" fo:font-weight="bold" officeooo:rsid="00462086" officeooo:paragraph-rsid="0047866f" style:font-weight-asian="bold" style:font-weight-complex="bold"/>
    </style:style>
    <style:style style:name="P20" style:family="paragraph" style:parent-style-name="Text_20_body" style:list-style-name="L2">
      <style:paragraph-properties fo:margin-top="0cm" fo:margin-bottom="0.046cm" loext:contextual-spacing="false"/>
      <style:text-properties fo:font-weight="bold" officeooo:rsid="003f4963" officeooo:paragraph-rsid="003f4963" style:font-weight-asian="bold" style:font-weight-complex="bold"/>
    </style:style>
    <style:style style:name="P21" style:family="paragraph" style:parent-style-name="Heading_20_2">
      <style:text-properties style:font-name="Raleway" fo:language="cs" fo:country="CZ" officeooo:rsid="0006aaff" officeooo:paragraph-rsid="00109cab"/>
    </style:style>
    <style:style style:name="P22" style:family="paragraph" style:parent-style-name="Heading_20_2">
      <style:text-properties fo:language="cs" fo:country="CZ"/>
    </style:style>
    <style:style style:name="P23" style:family="paragraph" style:parent-style-name="Heading_20_1">
      <style:text-properties style:font-name="Raleway" fo:language="cs" fo:country="CZ" officeooo:rsid="0006aaff" officeooo:paragraph-rsid="00109cab"/>
    </style:style>
    <style:style style:name="T1" style:family="text">
      <style:text-properties officeooo:rsid="000dffff"/>
    </style:style>
    <style:style style:name="T2" style:family="text">
      <style:text-properties style:font-name="Raleway" fo:language="cs" fo:country="CZ"/>
    </style:style>
    <style:style style:name="T3" style:family="text">
      <style:text-properties style:font-name="Raleway" fo:language="cs" fo:country="CZ" officeooo:rsid="003d8dbc"/>
    </style:style>
    <style:style style:name="T4" style:family="text">
      <style:text-properties style:font-name="Raleway" fo:language="cs" fo:country="CZ" officeooo:rsid="00462086"/>
    </style:style>
    <style:style style:name="T5" style:family="text">
      <style:text-properties style:font-name="Raleway" fo:language="cs" fo:country="CZ" fo:font-weight="normal" officeooo:rsid="00462086" style:font-weight-asian="normal" style:font-weight-complex="normal"/>
    </style:style>
    <style:style style:name="T6" style:family="text">
      <style:text-properties style:font-name="Raleway" fo:language="cs" fo:country="CZ" fo:font-weight="normal" officeooo:rsid="0047c073" style:font-weight-asian="normal" style:font-weight-complex="normal"/>
    </style:style>
    <style:style style:name="T7" style:family="text">
      <style:text-properties style:font-name="Raleway" fo:language="cs" fo:country="CZ" officeooo:rsid="0049169f"/>
    </style:style>
    <style:style style:name="T8" style:family="text">
      <style:text-properties officeooo:rsid="00319b0a"/>
    </style:style>
    <style:style style:name="T9" style:family="text">
      <style:text-properties officeooo:rsid="0038935d"/>
    </style:style>
    <style:style style:name="T10" style:family="text">
      <style:text-properties officeooo:rsid="0039f079"/>
    </style:style>
    <style:style style:name="T11" style:family="text">
      <style:text-properties officeooo:rsid="003b4419"/>
    </style:style>
    <style:style style:name="T12" style:family="text">
      <style:text-properties officeooo:rsid="003b99f8"/>
    </style:style>
    <style:style style:name="T13" style:family="text">
      <style:text-properties officeooo:rsid="003f4963"/>
    </style:style>
    <style:style style:name="T14" style:family="text">
      <style:text-properties officeooo:rsid="0040e7f1"/>
    </style:style>
    <style:style style:name="T15" style:family="text">
      <style:text-properties officeooo:rsid="0041e2b9"/>
    </style:style>
    <style:style style:name="T16" style:family="text">
      <style:text-properties officeooo:rsid="0042e79b"/>
    </style:style>
    <style:style style:name="T17" style:family="text">
      <style:text-properties officeooo:rsid="0044e66d"/>
    </style:style>
    <style:style style:name="T18" style:family="text">
      <style:text-properties officeooo:rsid="0047c07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7c07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kub Rádl 1.A</text:p>
      <text:h text:style-name="P23" text:outline-level="1"><text:span text:style-name="T9">Giovanni Boccaccio: Dekameron</text:span> – Rozbor díla</text:h>
      <text:h text:style-name="P21" text:outline-level="2">I. část</text:h>
      <text:list xml:id="list23089645" text:style-name="L1">
        <text:list-item>
          <text:p text:style-name="P3">literární druh a žánr: <text:span text:style-name="T10">Epika, Soubor 100 novel (krátký prozaický příběh, jedna dějová linie, málo postav)</text:span></text:p>
        </text:list-item>
        <text:list-item>
          <text:p text:style-name="P3">téma a motiv: <text:span text:style-name="T10"><text:s/></text:span></text:p>
          <text:list>
            <text:list-item>
              <text:p text:style-name="P4"><text:span text:style-name="T1">hlavní </text:span>téma: <text:span text:style-name="T10">Skupina deseti lidí utekla z města před morek, vypráví si příběhy, každý den vypráví jeden člověk, příběhy jednoho dne mají společné téma</text:span></text:p>
            </text:list-item>
            <text:list-item>
              <text:p text:style-name="P5"><text:span text:style-name="T18">výňatek: láska přes spol. vrstvy, lstivost, láska větší než smrt, moudrost</text:span> </text:p>
            </text:list-item>
          </text:list>
        </text:list-item>
        <text:list-item>
          <text:p text:style-name="P5">časoprostor: <text:span text:style-name="T11">14. stol. (1348) (příběhy i staré), Severní Itálie (příběhy na více místech)</text:span></text:p>
        </text:list-item>
        <text:list-item>
          <text:p text:style-name="P3">zasazení výňatku do kontextu díla: </text:p>
          <text:list>
            <text:list-item>
              <text:p text:style-name="P3">časoprostor: <text:span text:style-name="T17">není uvedeno</text:span></text:p>
            </text:list-item>
            <text:list-item>
              <text:p text:style-name="P3">obsah: <text:span text:style-name="T18">Podkoní je zamilovaný do královny. V přestrojení za krále s ní stráví noc. Král to zjistí, najde podkoního, ustřihne mu vlasy aby ho druhý den poznal. Podkoní ostříhá vlasy všem i ostatním podkoním a král ho druhý den nepozná. Král to nechá být a podkoní už po druhé nepokouší své štěstí.</text:span></text:p>
            </text:list-item>
            <text:list-item>
              <text:p text:style-name="P6">v rámci díla: třetí den, příběh druhý</text:p>
            </text:list-item>
          </text:list>
        </text:list-item>
        <text:list-item>
          <text:p text:style-name="P3">kompoziční výstavba:</text:p>
          <text:list>
            <text:list-item>
              <text:p text:style-name="P6">rámcová kompozice – jeden hlavní příběh a do něj zařazených 100 novel</text:p>
            </text:list-item>
            <text:list-item>
              <text:p text:style-name="P6">kompozice jednotlivých příběhů je chronologická</text:p>
            </text:list-item>
            <text:list-item>
              <text:p text:style-name="P6">příběh je shrnut před tím, než je vyprávěn</text:p>
            </text:list-item>
            <text:list-item>
              <text:p text:style-name="P6">příběhy na sebe navazují</text:p>
            </text:list-item>
            <text:list-item>
              <text:p text:style-name="P5"><text:span text:style-name="T11">dílo se soustředí i na dění mezi vypravěči</text:span> </text:p>
            </text:list-item>
          </text:list>
        </text:list-item>
      </text:list>
      <text:h text:style-name="P21" text:outline-level="2">II. část</text:h>
      <text:list xml:id="list1507888695" text:style-name="L2">
        <text:list-item>
          <text:p text:style-name="P13">vypravěč: <text:span text:style-name="T12">mezi příběhy se vyskytuje vypravěč, každý den má vlastního vypravěče, který vypráví příběhy</text:span></text:p>
        </text:list-item>
        <text:list-item>
          <text:p text:style-name="P14">vyprávěcí způsoby: <text:span text:style-name="T12">er forma, většinová část díla je pásmo vypravěče, často přímá řeč </text:span></text:p>
        </text:list-item>
        <text:list-item>
          <text:p text:style-name="P13">typy promluv: <text:span text:style-name="T12">přímá řeč, nepřímá řeč, nevlastní přímá řeč</text:span></text:p>
        </text:list-item>
        <text:list-item>
          <text:p text:style-name="P13">postavy: </text:p>
          <text:list>
            <text:list-item>
              <text:p text:style-name="P15">postavy jsou chytré, lstivé, věřící, mladé</text:p>
            </text:list-item>
            <text:list-item>
              <text:p text:style-name="P15">ostrý kontrast mezi dobrými a zlými postavami</text:p>
            </text:list-item>
            <text:list-item>
              <text:p text:style-name="P15">mnoho ženských postav, na stejné úrovni s mužskými postavami</text:p>
            </text:list-item>
            <text:list-item>
              <text:p text:style-name="P15">vypravěč postavy neodsuzuje, souhlasí se lstmi</text:p>
            </text:list-item>
            <text:list-item>
              <text:p text:style-name="P15">mnoho duchovních postav – pokrytectví, světská stránka</text:p>
            </text:list-item>
            <text:list-item>
              <text:p text:style-name="P16">konkrétní postavy z výňatku:</text:p>
              <text:list>
                <text:list-item>
                  <text:p text:style-name="P20"><text:span text:style-name="T3">K</text:span><text:span text:style-name="T2">rál </text:span><text:span text:style-name="T4">Agilu</text:span><text:span text:style-name="T7">l</text:span><text:span text:style-name="T4">f</text:span><text:span text:style-name="T5"> – </text:span><text:span text:style-name="T6">moudrý, hodný</text:span></text:p>
                </text:list-item>
                <text:list-item>
                  <text:p text:style-name="P18"><text:soft-page-break/>Podkoní <text:span text:style-name="T19">– </text:span><text:span text:style-name="T20">vychytralý, odvážný</text:span></text:p>
                </text:list-item>
                <text:list-item>
                  <text:p text:style-name="P19">Královna<text:span text:style-name="T19"> – </text:span><text:span text:style-name="T20">není blíže charakterizována, nepoznala svého manžela</text:span></text:p>
                </text:list-item>
              </text:list>
            </text:list-item>
          </text:list>
        </text:list-item>
      </text:list>
      <text:h text:style-name="P22" text:outline-level="2">III. <text:span text:style-name="T13">č</text:span>ást</text:h>
      <text:list xml:id="list2678864773" text:style-name="L3">
        <text:list-item>
          <text:p text:style-name="P7">obecně v díle: archaismy (přeloženo dávno) <text:s/></text:p>
        </text:list-item>
      </text:list>
      <text:list xml:id="list2490110226" text:style-name="L4">
        <text:list-item>
          <text:p text:style-name="P9">jazykové prostředky a jejich funkce ve výňatku: </text:p>
          <text:list>
            <text:list-item>
              <text:p text:style-name="P8">archaismy (lože, dělaje, rozezlený, vidouc, …), <text:span text:style-name="T14">perifráze, inverze, opisy, ...</text:span></text:p>
            </text:list-item>
          </text:list>
        </text:list-item>
        <text:list-item>
          <text:p text:style-name="P17">renesanční prvky v díle: </text:p>
          <text:list>
            <text:list-item>
              <text:p text:style-name="P17">kritika církve, hloupých lidí </text:p>
            </text:list-item>
            <text:list-item>
              <text:p text:style-name="P17">vyzdvihování moudrosti, chytrosti, lstivosti, </text:p>
            </text:list-item>
            <text:list-item>
              <text:p text:style-name="P17">snaha lidí zbohatnout <text:span text:style-name="T15">(moc, užívání si života)</text:span></text:p>
            </text:list-item>
          </text:list>
        </text:list-item>
      </text:list>
      <text:p text:style-name="P1"/>
      <text:h text:style-name="P22" text:outline-level="2">IV. část</text:h>
      <text:list xml:id="list3775130974" text:style-name="L5">
        <text:list-item>
          <text:p text:style-name="P10">Literárně historický kontext:</text:p>
          <text:list>
            <text:list-item>
              <text:p text:style-name="P11">Autor: <text:span text:style-name="T9">Giovanni Boccaccio</text:span></text:p>
            </text:list-item>
            <text:list-item>
              <text:p text:style-name="P11">Období: <text:span text:style-name="T9">Renesance, Itálie</text:span></text:p>
            </text:list-item>
            <text:list-item>
              <text:p text:style-name="P11">Další autorova <text:span text:style-name="T8">významná</text:span> díla: </text:p>
            </text:list-item>
            <text:list-item>
              <text:p text:style-name="P11">Další významní autoři <text:span text:style-name="T16">tohoto období</text:span>: <text:span text:style-name="T9">Dante Alighieri, Francesco Petrarca, Leonardo da Vinci</text:span></text:p>
            </text:list-item>
          </text:list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Raleway" svg:font-family="Raleway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style:font-name="Raleway" fo:font-family="Raleway" style:font-family-generic="swiss" style:font-pitch="variable" fo:language="cs" fo:country="CZ" officeooo:rsid="0006aaff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Raleway" fo:font-family="Raleway" style:font-family-generic="swiss" style:font-pitch="variable" fo:font-size="115%" fo:language="cs" fo:country="CZ" fo:font-weight="bold" officeooo:rsid="0006aaff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778cm" fo:margin-bottom="1.778cm" fo:margin-left="2.032cm" fo:margin-right="2.0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778cm" fo:margin-bottom="1.77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_32__20_sloupce" style:display-name="2 sloupc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7:18:36.717000000</meta:creation-date>
    <meta:editing-duration>PT5H52M19S</meta:editing-duration>
    <meta:editing-cycles>30</meta:editing-cycles>
    <meta:generator>LibreOffice/6.0.4.2$Windows_X86_64 LibreOffice_project/9b0d9b32d5dcda91d2f1a96dc04c645c450872bf</meta:generator>
    <dc:date>2018-06-20T18:16:20.031000000</dc:date>
    <meta:print-date>2018-06-20T18:11:41.396000000</meta:print-date>
    <meta:document-statistic meta:table-count="0" meta:image-count="0" meta:object-count="0" meta:page-count="2" meta:paragraph-count="47" meta:word-count="385" meta:character-count="2365" meta:non-whitespace-character-count="2047"/>
  </office:meta>
</office:document-meta>
</file>